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2">
  <office:scripts/>
  <office:font-face-decls>
    <style:font-face style:name="StarSymbol" svg:font-family="StarSymbol" style:font-charset="x-symbol"/>
    <style:font-face style:name="StarSymbol1" svg:font-family="StarSymbol" style:font-adornments="Standard" style:font-pitch="variable" style:font-charset="x-symbol"/>
    <style:font-face style:name="Georgia" svg:font-family="Georgia" style:font-family-generic="roman"/>
    <style:font-face style:name="Courier New1" svg:font-family="'Courier New'" style:font-adornments="Standard" style:font-family-generic="modern" style:font-pitch="fixed"/>
    <style:font-face style:name="Courier New" svg:font-family="'Courier New'" style:font-family-generic="roman" style:font-pitch="fixed"/>
    <style:font-face style:name="Adobe Garamond1" svg:font-family="'Adobe Garamond'" style:font-family-generic="modern" style:font-pitch="variable"/>
    <style:font-face style:name="Adobe Garamond" svg:font-family="'Adobe Garamond'" style:font-adornments="Standard" style:font-family-generic="modern" style:font-pitch="variable"/>
    <style:font-face style:name="EB Garamond 08:-liga&amp;cv06&amp;-calt" svg:font-family="'EB Garamond 08:-liga&amp;cv06&amp;-calt', 'EB Garamond 08'" style:font-adornments="Standard" style:font-family-generic="roman" style:font-pitch="variable"/>
    <style:font-face style:name="EB Garamond 08:cv06&amp;-calt" svg:font-family="'EB Garamond 08:cv06&amp;-calt', 'EB Garamond 08'" style:font-adornments="Standard" style:font-family-generic="roman" style:font-pitch="variable"/>
    <style:font-face style:name="EB Garamond SC 08" svg:font-family="'EB Garamond SC 08'" style:font-adornments="Standard"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_20_left">
      <style:text-properties fo:language="en" fo:country="US"/>
    </style:style>
    <style:style style:name="P3" style:family="paragraph" style:parent-style-name="Autor" style:master-page-name="">
      <style:paragraph-properties style:page-number="auto" fo:break-before="page"/>
      <style:text-properties fo:language="en" fo:country="US"/>
    </style:style>
    <style:style style:name="P4" style:family="paragraph" style:parent-style-name="Heading_20_1" style:master-page-name="">
      <style:paragraph-properties style:page-number="auto" fo:break-before="page"/>
    </style:style>
    <style:style style:name="P5" style:family="paragraph" style:parent-style-name="Text_20_body">
      <style:text-properties style:font-name="Adobe Garamond" fo:language="en" fo:country="US"/>
    </style:style>
    <style:style style:name="P6" style:family="paragraph" style:parent-style-name="Title">
      <style:text-properties fo:language="en" fo:country="US"/>
    </style:style>
    <style:style style:name="P7" style:family="paragraph" style:parent-style-name="Textgattung">
      <style:text-properties fo:language="en" fo:country="US"/>
    </style:style>
    <style:style style:name="P8" style:family="paragraph" style:parent-style-name="Textkörper-Impressum">
      <style:text-properties fo:language="en" fo:country="US"/>
    </style:style>
    <style:style style:name="P9" style:family="paragraph" style:parent-style-name="Überschrift-Frontispiz">
      <style:paragraph-properties fo:break-before="page"/>
      <style:text-properties fo:language="en" fo:country="US"/>
    </style:style>
    <style:style style:name="P10" style:family="paragraph" style:parent-style-name="First_20_line_20_indent">
      <style:paragraph-properties fo:break-before="page"/>
      <style:text-properties fo:language="en" fo:country="US"/>
    </style:style>
    <style:style style:name="P11" style:family="paragraph" style:parent-style-name="Heading_20_1">
      <style:paragraph-properties fo:break-before="page"/>
    </style:style>
    <style:style style:name="P12" style:family="paragraph" style:parent-style-name="Überschrift-Frontispiz">
      <style:text-properties fo:language="en" fo:country="US"/>
    </style:style>
    <style:style style:name="P13" style:family="paragraph" style:parent-style-name="Titel-Schmutztitel">
      <style:text-properties fo:language="en" fo:country="US"/>
    </style:style>
    <style:style style:name="P14" style:family="paragraph" style:parent-style-name="First_20_line_20_indent">
      <style:text-properties fo:language="en" fo:country="US"/>
    </style:style>
    <style:style style:name="P15" style:family="paragraph" style:parent-style-name="Contents_20_1">
      <style:paragraph-properties>
        <style:tab-stops>
          <style:tab-stop style:position="9.299cm" style:type="right" style:leader-style="dotted" style:leader-text="."/>
        </style:tab-stops>
      </style:paragraph-properties>
    </style:style>
    <style:style style:name="P16" style:family="paragraph" style:parent-style-name="Autor-Schmutztitel" style:master-page-name="Schmutztitel">
      <style:paragraph-properties style:page-number="auto"/>
      <style:text-properties fo:language="en" fo:country="US"/>
    </style:style>
    <style:style style:name="T1" style:family="text">
      <style:text-properties fo:language="en" fo:country="US"/>
    </style:style>
    <style:style style:name="T2" style:family="text">
      <style:text-properties style:font-name="EB Garamond 08:-liga&amp;cv06&amp;-calt" fo:font-size="10.5pt" fo:language="en" fo:country="US" fo:font-weight="normal" style:letter-kerning="true"/>
    </style:style>
    <style:style style:name="T3" style:family="text">
      <style:text-properties style:font-name="EB Garamond 08:-liga&amp;cv06&amp;-calt" fo:font-size="10.5pt" fo:language="en" fo:country="US" fo:font-weight="normal" style:letter-kerning="true" fo:background-color="transparent" loext:char-shading-value="0"/>
    </style:style>
    <style:style style:name="fr1" style:family="graphic" style:parent-style-name="Frame">
      <style:graphic-properties style:vertical-pos="from-top" style:vertical-rel="page" style:horizontal-pos="from-left" style:horizontal-rel="pag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4" svg:x="1.72cm" svg:y="14.531cm" svg:width="9.061cm" draw:z-index="0">
        <draw:text-box fo:min-height="0.041cm">
          <text:p text:style-name="P8"><text:title>Title (see: Files / Properties)</text:title></text:p>
          <text:p text:style-name="Textkörper-Impressum"><text:span text:style-name="T3">Copyright </text:span><text:span text:style-name="T1">© 20</text:span><text:span text:style-name="T2">21</text:span><text:span text:style-name="T1"> (Author’s name)</text:span></text:p>
          <text:p text:style-name="P8"/>
          <text:p text:style-name="P8">Published by </text:p>
          <text:p text:style-name="P8">ISBN: </text:p>
        </draw:text-box>
      </draw:frame>
      <text:p text:style-name="P16">(Author’s name)</text:p>
      <text:p text:style-name="P13"><text:title>Title (see: Files / Properties)</text:title></text:p>
      <text:p text:style-name="P9">About this book</text:p>
      <text:p text:style-name="Text_20_Body.ScnStart">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12">About the author</text:p>
      <text:p text:style-name="Text_20_Body.ScnStart">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 </text:p>
      <text:p text:style-name="P3">(Author’s name)</text:p>
      <text:p text:style-name="P6"><text:title>Title (see: Files / Properties)</text:title></text:p>
      <text:p text:style-name="P7"><text:subject>Novel</text:subject></text:p>
      <text:h text:style-name="P4" text:outline-level="1"/>
      <text:h text:style-name="P11" text:outline-level="1">Prologue: The Decision</text:h>
      <text:p text:style-name="Heading_20_2">Prologue</text:p>
      <text:p text:style-name="Heading_20_3">The Decision</text:p>
      <text:h text:style-name="Heading_20_1" text:outline-level="1">One: Consequences</text:h>
      <text:p text:style-name="Heading_20_2">- One -</text:p>
      <text:p text:style-name="Heading_20_3">Consequences</text:p>
      <text:p text:style-name="Heading_20_5">40 Days Later</text:p>
      <text:p text:style-name="Heading_20_6">Halaqua Territory</text:p>
      <text:p text:style-name="Text_20_Body.ChpStart">Lorem ipsum dolor sit amet, consectetur <text:span text:style-name="Strong_20_Emphasis">adipisici</text:span> elit, sed eiusmod <text:span text:style-name="Emphasis">tempor</text:span> incidunt ut labore et dolore magna aliqua. 123456</text:p>
      <text:p text:style-name="Text_20_body">Ut enim ad minim veniam, quis nostrud exercitation ullamco laboris nisi ut aliquid ex ea commodi consequat. Quis aute iure reprehenderit in voluptate velit esse cillum dolore eu fugiat nulla pariatur. <text:span text:style-name="Emphasis">Excepteur sint obcaecat</text:span> cupiditat non proident, sunt in culpa qui officia deserunt mollit anim id est laborum.</text:p>
      <text:p text:style-name="Text_20_body">Lorem ipsum dolor sit amet, consectetur adipisici elit, sed eiusmod tempor incidunt ut labore et dolore magna aliqua. Ut enim ad minim veniam, quis nostrud exercitation ullamco laboris nisi ut aliquid ex ea <text:span text:style-name="Emphasis">commodi</text:span> consequat. Quis aute iure reprehenderit in voluptate velit esse cillum dolore eu fugiat nulla pariatur. Excepteur sint obcaecat cupiditat non proident, sunt in culpa qui officia deserunt mollit anim id est laborum.</text:p>
      <text:p text:style-name="Heading_20_4">* * *</text:p>
      <text:p text:style-name="Text_20_Body.ScnStart">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text:soft-page-break/>cepteur sint obcaecat cupiditat non proident, sunt in culpa qui officia deserunt mollit anim id est laborum.</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
      <text:p text:style-name="Heading_20_4">* * *</text:p>
      <text:p text:style-name="Text_20_Body.ScnStart">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text:soft-page-break/>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
      <text:h text:style-name="Heading_20_1" text:outline-level="1">Two: Aftermath</text:h>
      <text:p text:style-name="Heading_20_2">- Two -</text:p>
      <text:p text:style-name="Heading_20_3">Aftermath</text:p>
      <text:p text:style-name="Text_20_Body.ChpStart">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
      <text:h text:style-name="Heading_20_1" text:outline-level="1">Three: Death</text:h>
      <text:p text:style-name="Heading_20_2">- Three -</text:p>
      <text:p text:style-name="Heading_20_3">Death</text:p>
      <text:p text:style-name="Text_20_Body.ChpStart">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
      <text:h text:style-name="Heading_20_1" text:outline-level="1">Four: Power</text:h>
      <text:p text:style-name="Heading_20_2">- Four -</text:p>
      <text:p text:style-name="Heading_20_3">Power</text:p>
      <text:p text:style-name="Text_20_Body.ChpStart">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
      <text:h text:style-name="Heading_20_1" text:outline-level="1">Five: Manservant</text:h>
      <text:p text:style-name="Heading_20_2">- Five -</text:p>
      <text:p text:style-name="Heading_20_3">Manservant</text:p>
      <text:p text:style-name="Text_20_Body.ChpStart">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5"/>
      <text:p text:style-name="P14"/>
      <text:p text:style-name="P10"><text:s/></text:p>
      <text:table-of-content text:style-name="Sect1" text:name="Inhaltsverzeichnis1">
        <text:table-of-content-source text:outline-level="1"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5">Prologue: The Decision<text:tab/>4</text:p>
          <text:p text:style-name="P15">One: Consequences<text:tab/>5</text:p>
          <text:p text:style-name="P15">Two: Aftermath<text:tab/>8</text:p>
          <text:p text:style-name="P15">Three: Death<text:tab/>9</text:p>
          <text:p text:style-name="P15">Four: Power<text:tab/>10</text:p>
          <text:p text:style-name="P15">Five: Manservant<text:tab/>11</text:p>
        </text:index-body>
      </text:table-of-conten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2">
  <office:font-face-decls>
    <style:font-face style:name="StarSymbol" svg:font-family="StarSymbol" style:font-charset="x-symbol"/>
    <style:font-face style:name="StarSymbol1" svg:font-family="StarSymbol" style:font-adornments="Standard" style:font-pitch="variable" style:font-charset="x-symbol"/>
    <style:font-face style:name="Georgia" svg:font-family="Georgia" style:font-family-generic="roman"/>
    <style:font-face style:name="Courier New1" svg:font-family="'Courier New'" style:font-adornments="Standard" style:font-family-generic="modern" style:font-pitch="fixed"/>
    <style:font-face style:name="Courier New" svg:font-family="'Courier New'" style:font-family-generic="roman" style:font-pitch="fixed"/>
    <style:font-face style:name="Adobe Garamond1" svg:font-family="'Adobe Garamond'" style:font-family-generic="modern" style:font-pitch="variable"/>
    <style:font-face style:name="Adobe Garamond" svg:font-family="'Adobe Garamond'" style:font-adornments="Standard" style:font-family-generic="modern" style:font-pitch="variable"/>
    <style:font-face style:name="EB Garamond 08:-liga&amp;cv06&amp;-calt" svg:font-family="'EB Garamond 08:-liga&amp;cv06&amp;-calt', 'EB Garamond 08'" style:font-adornments="Standard" style:font-family-generic="roman" style:font-pitch="variable"/>
    <style:font-face style:name="EB Garamond 08:cv06&amp;-calt" svg:font-family="'EB Garamond 08:cv06&amp;-calt', 'EB Garamond 08'" style:font-adornments="Standard" style:font-family-generic="roman" style:font-pitch="variable"/>
    <style:font-face style:name="EB Garamond SC 08" svg:font-family="'EB Garamond SC 08'" style:font-adornments="Standard"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Georgia"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Georgi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EB Garamond 08:cv06&amp;-calt" fo:font-family="'EB Garamond 08:cv06&amp;-calt', 'EB Garamond 08'" style:font-style-name="Standard" style:font-family-generic="roman" style:font-pitch="variable" fo:font-size="10.5pt" fo:font-weight="normal" style:letter-kerning="true"/>
    </style:style>
    <style:style style:name="Text_20_body" style:display-name="Text body" style:family="paragraph" style:parent-style-name="Standard" style:next-style-name="First_20_line_20_indent" style:class="text" style:master-page-name="">
      <style:paragraph-properties fo:margin-left="0cm" fo:margin-right="0cm" fo:margin-top="0cm" fo:margin-bottom="0cm" loext:contextual-spacing="false" fo:line-height="0.494cm" fo:text-align="justify" style:justify-single-word="false" fo:orphans="2" fo:widows="2" fo:hyphenation-ladder-count="2" style:register-true="true" fo:text-indent="0cm" style:auto-text-indent="true" style:page-number="auto">
        <style:tab-stops/>
      </style:paragraph-properties>
      <style:text-properties fo:font-size="10.5pt" fo:font-weight="normal" fo:hyphenate="true" fo:hyphenation-remain-char-count="2" fo:hyphenation-push-char-count="2" loext:hyphenation-no-caps="false"/>
    </style:style>
    <style:style style:name="First_20_line_20_indent" style:display-name="First line indent" style:family="paragraph" style:parent-style-name="Text_20_body" style:class="text" style:master-page-name="">
      <style:paragraph-properties fo:margin-left="0cm" fo:margin-right="0cm" fo:margin-top="0cm" fo:margin-bottom="0cm" loext:contextual-spacing="false" fo:orphans="0" fo:text-indent="0.4cm" style:auto-text-indent="false" style:page-number="auto"/>
      <style:text-properties fo:font-size="10.5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master-page-name="">
      <style:paragraph-properties fo:margin-left="0.499cm" fo:margin-right="0cm" fo:margin-top="0cm" fo:margin-bottom="0cm" loext:contextual-spacing="false" fo:text-indent="0cm" style:auto-text-indent="false" style:page-number="auto"/>
    </style:style>
    <style:style style:name="Salutation" style:family="paragraph" style:parent-style-name="Standard" style:class="text"/>
    <style:style style:name="Signature" style:family="paragraph" style:parent-style-name="Standard" style:class="text">
      <style:paragraph-properties fo:margin-top="0.988cm" fo:margin-bottom="0cm" loext:contextual-spacing="false" fo:line-height="0.494cm" fo:text-align="center" style:justify-single-word="false" style:register-true="true"/>
      <style:text-properties style:font-name="StarSymbol1" fo:font-family="StarSymbol" style:font-style-name="Standard" style:font-pitch="variable" style:font-charset="x-symbol" fo:font-size="10.5pt" fo:font-weight="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Signature" style:class="text" style:master-page-name="">
      <style:paragraph-properties fo:line-height="0.494cm" fo:text-align="center" style:justify-single-word="false" fo:keep-together="always" style:register-true="true" style:page-number="auto" fo:keep-with-next="always"/>
      <style:text-properties fo:font-size="12pt"/>
    </style:style>
    <style:style style:name="Heading_20_1" style:display-name="Heading 1" style:family="paragraph" style:parent-style-name="Heading" style:next-style-name="Heading_20_2" style:default-outline-level="1" style:list-style-name="" style:class="text" style:master-page-name="">
      <style:paragraph-properties fo:margin-top="0cm" fo:margin-bottom="0cm" loext:contextual-spacing="false" style:page-number="auto" fo:break-before="page"/>
      <style:text-properties fo:text-transform="uppercase" fo:color="#ffffff" loext:opacity="100%" fo:letter-spacing="0.071cm" style:letter-kerning="true"/>
    </style:style>
    <style:style style:name="Heading_20_2" style:display-name="Heading 2" style:family="paragraph" style:parent-style-name="Heading" style:next-style-name="Heading_20_4" style:default-outline-level="" style:list-style-name="" style:class="text" style:master-page-name="">
      <style:paragraph-properties fo:margin-top="0cm" fo:margin-bottom="0.49cm" loext:contextual-spacing="false" fo:text-align="center" style:justify-single-word="false" style:register-true="true" style:page-number="auto" fo:break-before="auto" fo:break-after="auto"/>
      <style:text-properties fo:text-transform="lowercase" style:font-name="EB Garamond SC 08" fo:font-family="'EB Garamond SC 08'" style:font-style-name="Standard" style:font-family-generic="roman" style:font-pitch="variable" fo:font-size="16pt" text:display="true"/>
    </style:style>
    <style:style style:name="Heading_20_3" style:display-name="Heading 3" style:family="paragraph" style:parent-style-name="Heading" style:next-style-name="Text_20_body" style:default-outline-level="" style:list-style-name="" style:class="text" style:master-page-name="">
      <style:paragraph-properties fo:margin-top="0cm" fo:margin-bottom="0.981cm" loext:contextual-spacing="false" style:page-number="auto" fo:keep-with-next="always"/>
      <style:text-properties fo:font-size="16pt"/>
    </style:style>
    <style:style style:name="Heading_20_4" style:display-name="Heading 4" style:family="paragraph" style:parent-style-name="Text_20_body" style:next-style-name="Text_20_body" style:class="text" style:master-page-name="">
      <style:paragraph-properties fo:margin-top="0.49cm" fo:margin-bottom="0.49cm" loext:contextual-spacing="false" fo:text-align="center" style:justify-single-word="false" style:page-number="auto"/>
      <style:text-properties fo:font-size="10.5pt"/>
    </style:style>
    <style:style style:name="Heading_20_5" style:display-name="Heading 5" style:family="paragraph" style:parent-style-name="Heading" style:next-style-name="Text_20_body" style:class="text">
      <style:paragraph-properties fo:margin-top="0cm" fo:margin-bottom="0.981cm" loext:contextual-spacing="false"/>
      <style:text-properties fo:font-size="10.5pt" fo:font-style="italic"/>
    </style:style>
    <style:style style:name="Heading_20_6" style:display-name="Heading 6" style:family="paragraph" style:parent-style-name="Heading" style:next-style-name="Text_20_body" style:class="text" style:master-page-name="">
      <loext:graphic-properties draw:fill="none" draw:fill-color="#729fcf"/>
      <style:paragraph-properties fo:margin-top="0cm" fo:margin-bottom="0.49cm" loext:contextual-spacing="false" fo:text-align="start" style:justify-single-word="false" style:page-number="auto" fo:background-color="transparent" style:shadow="none">
        <style:tab-stops/>
      </style:paragraph-properties>
      <style:text-properties fo:font-size="10.5pt" fo:font-style="italic"/>
    </style:style>
    <style:style style:name="Heading_20_7" style:display-name="Heading 7" style:family="paragraph" style:parent-style-name="Heading" style:next-style-name="Text_20_body" style:class="text">
      <style:paragraph-properties fo:margin-top="0cm" fo:margin-bottom="1.469cm" loext:contextual-spacing="false"/>
      <style:text-properties fo:font-size="16pt"/>
    </style:style>
    <style:style style:name="Heading_20_8" style:display-name="Heading 8" style:family="paragraph" style:parent-style-name="Heading" style:next-style-name="Text_20_body" style:class="text">
      <style:paragraph-properties fo:margin-top="0cm" fo:margin-bottom="0.94cm" loext:contextual-spacing="false"/>
      <style:text-properties fo:font-size="10.5pt" fo:font-style="italic"/>
    </style:style>
    <style:style style:name="Heading_20_9" style:display-name="Heading 9" style:family="paragraph" style:parent-style-name="Heading" style:next-style-name="Text_20_body" style:class="text">
      <style:paragraph-properties fo:text-align="start" style:justify-single-word="false"/>
      <style:text-properties fo:font-size="10.5pt" fo:font-style="italic"/>
    </style:style>
    <style:style style:name="Heading_20_10" style:display-name="Heading 10" style:family="paragraph" style:parent-style-name="Text_20_body" style:next-style-name="First_20_line_20_indent" style:class="text" style:master-page-name="">
      <style:paragraph-properties style:page-number="auto" style:shadow="none">
        <style:drop-cap style:lines="2"/>
      </style:paragraph-properties>
      <style:text-properties fo:font-size="10.5pt"/>
    </style:style>
    <style:style style:name="List" style:family="paragraph" style:parent-style-name="Text_20_body" style:class="list">
      <style:text-properties style:font-name="Adobe Garamond1" fo:font-family="'Adobe Garamond'" style:font-family-generic="modern" style:font-pitch="variable"/>
    </style:style>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loext: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loext: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loext: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loext: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loext: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loext: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loext: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loext: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loext: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loext: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loext: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loext: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loext: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loext: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loext: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loext: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loext: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style:tab-stops>
          <style:tab-stop style:position="8.5cm" style:type="center"/>
          <style:tab-stop style:position="17.002cm" style:type="right"/>
        </style:tab-stops>
      </style:paragraph-properties>
      <style:text-properties fo:font-variant="small-caps" fo:font-size="8pt"/>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loext:graphic-properties draw:fill="none" draw:fill-color="#729fcf"/>
      <style:paragraph-properties fo:text-align="center" style:justify-single-word="false" style:page-number="auto" fo:background-color="transparent" text:number-lines="false" text:line-number="0">
        <style:tab-stops/>
      </style:paragraph-properties>
      <style:text-properties fo:font-size="10.5pt"/>
    </style:style>
    <style:style style:name="Footer_20_left" style:display-name="Footer left" style:family="paragraph" style:parent-style-name="Footer" style:class="extra">
      <style:paragraph-properties fo:text-align="start" style:justify-single-word="false">
        <style:tab-stops>
          <style:tab-stop style:position="8.5cm" style:type="center"/>
          <style:tab-stop style:position="17.002cm" style:type="right"/>
        </style:tab-stops>
      </style:paragraph-properties>
      <style:text-properties fo:font-size="10.5pt"/>
    </style:style>
    <style:style style:name="Footer_20_right" style:display-name="Footer right" style:family="paragraph" style:parent-style-name="Footer" style:class="extra" style:master-page-name="">
      <style:paragraph-properties fo:text-align="end" style:justify-single-word="false" style:page-number="auto">
        <style:tab-stops/>
      </style:paragraph-properties>
      <style:text-properties fo:font-size="10.5pt"/>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fo:margin-top="0.212cm" fo:margin-bottom="0.212cm" loext:contextual-spacing="false"/>
      <style:text-properties style:font-name="Adobe Garamond1" fo:font-family="'Adobe Garamond'" style:font-family-generic="modern" style:font-pitch="variab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fo:margin-top="0.21cm" fo:margin-bottom="0.21cm" loext:contextual-spacing="false"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style:text-properties fo:font-size="10pt"/>
    </style:style>
    <style:style style:name="Addressee" style:family="paragraph" style:parent-style-name="Standard" style:class="extra">
      <style:paragraph-properties fo:margin-top="0cm" fo:margin-bottom="0.106cm" loext:contextual-spacing="false"/>
    </style:style>
    <style:style style:name="Sender" style:family="paragraph" style:parent-style-name="Standard" style:class="extra">
      <style:paragraph-properties fo:margin-top="0cm" fo:margin-bottom="0.106cm" loext:contextual-spacing="false"/>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master-page-name="">
      <style:paragraph-properties fo:line-height="0.494cm" style:register-true="true" style:page-number="auto"/>
      <style:text-properties fo:font-size="10.5pt" fo:font-weight="normal"/>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style:text-properties fo:font-size="16pt" fo:font-weight="bold"/>
    </style:style>
    <style:style style:name="Index_20_1" style:display-name="Index 1" style:family="paragraph" style:parent-style-name="Index" style:class="index">
      <style:paragraph-properties fo:margin-left="0.499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Contents_20_Heading" style:display-name="Contents Heading" style:family="paragraph" style:parent-style-name="Heading" style:default-outline-level="" style:class="index" style:master-page-name="">
      <style:paragraph-properties fo:margin-top="0cm" fo:margin-bottom="0.981cm" loext:contextual-spacing="false" style:page-number="auto" fo:break-before="page" style:shadow="none"/>
      <style:text-properties fo:font-size="16pt" fo:letter-spacing="0.004cm"/>
    </style:style>
    <style:style style:name="Contents_20_1" style:display-name="Contents 1" style:family="paragraph" style:parent-style-name="Index" style:class="index" style:master-page-name="">
      <style:paragraph-properties fo:margin-left="2cm" fo:margin-right="0cm" fo:margin-top="0cm" fo:margin-bottom="0cm" loext:contextual-spacing="false" fo:text-indent="-1cm" style:auto-text-indent="false" style:page-number="auto">
        <style:tab-stops>
          <style:tab-stop style:position="17.002cm" style:type="right" style:leader-style="dotted" style:leader-text="."/>
        </style:tab-stops>
      </style:paragraph-properties>
      <style:text-properties fo:font-variant="normal" fo:text-transform="none" fo:font-size="10.5pt" fo:letter-spacing="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left="0cm" fo:margin-right="0cm" fo:margin-top="0cm" fo:margin-bottom="0.706cm" loext:contextual-spacing="false" fo:line-height="100%" fo:text-align="center" style:justify-single-word="false" fo:text-indent="0cm" style:auto-text-indent="false" style:page-number="auto" fo:padding="0cm" fo:border="none"/>
      <style:text-properties fo:font-size="22pt" fo:letter-spacing="0.025cm"/>
    </style:style>
    <style:style style:name="Subtitle" style:family="paragraph" style:parent-style-name="Title" style:class="chapter" style:master-page-name="">
      <style:paragraph-properties fo:margin-top="0cm" fo:margin-bottom="0.494cm" loext:contextual-spacing="false" fo:line-height="100%" style:register-true="false" style:page-number="auto"/>
      <style:text-properties fo:font-size="14pt" fo:font-style="italic" fo:font-weight="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Autor" style:family="paragraph" style:parent-style-name="Title" style:next-style-name="Title" style:master-page-name="">
      <style:paragraph-properties fo:margin-top="0cm" fo:margin-bottom="0.494cm" loext:contextual-spacing="false" style:page-number="auto" fo:break-before="page"/>
      <style:text-properties fo:font-variant="normal" fo:text-transform="none" fo:font-size="14pt"/>
    </style:style>
    <style:style style:name="Textgattung" style:family="paragraph" style:parent-style-name="Subtitle">
      <style:paragraph-properties fo:margin-left="0cm" fo:margin-right="0cm" fo:margin-top="0cm" fo:margin-bottom="0.423cm" loext:contextual-spacing="false" fo:text-indent="0cm" style:auto-text-indent="false"/>
      <style:text-properties fo:font-variant="normal" fo:text-transform="none"/>
    </style:style>
    <style:style style:name="Autor-Schmutztitel" style:family="paragraph" style:parent-style-name="Autor" style:master-page-name="">
      <style:paragraph-properties style:page-number="auto" fo:break-before="auto" fo:break-after="auto"/>
      <style:text-properties fo:color="#000000" loext:opacity="100%" fo:font-size="10.5pt" fo:font-weight="normal"/>
    </style:style>
    <style:style style:name="Titel-Schmutztitel" style:family="paragraph" style:parent-style-name="Autor" style:master-page-name="">
      <style:paragraph-properties fo:margin-top="0.247cm" fo:margin-bottom="0cm" loext:contextual-spacing="false" style:page-number="auto" fo:break-before="auto" fo:break-after="auto"/>
      <style:text-properties fo:text-transform="uppercase" fo:color="#000000" loext:opacity="100%" fo:font-size="12pt" fo:font-weight="normal"/>
    </style:style>
    <style:style style:name="Überschrift-Frontispiz" style:family="paragraph" style:parent-style-name="Heading">
      <style:paragraph-properties fo:margin-top="0.741cm" fo:margin-bottom="0.494cm" loext:contextual-spacing="false" fo:text-align="center" style:justify-single-word="false" style:register-true="false"/>
    </style:style>
    <style:style style:name="Textkörper-Impressum" style:family="paragraph" style:parent-style-name="Text_20_body">
      <style:paragraph-properties fo:text-align="center" style:justify-single-word="false"/>
      <style:text-properties fo:font-size="10.5pt" fo:font-weight="normal"/>
    </style:style>
    <style:style style:name="Chapter_20_beginning" style:display-name="Chapter beginning" style:family="paragraph" style:parent-style-name="Text_20_body" style:next-style-name="First_20_line_20_indent">
      <style:paragraph-properties>
        <style:drop-cap style:lines="2"/>
      </style:paragraph-properties>
      <style:text-properties fo:font-size="10.5pt"/>
    </style:style>
    <style:style style:name="Text_20_Body.css" style:display-name="Text Body.css" style:family="paragraph" style:parent-style-name="Text_20_body" style:next-style-name="First_20_line_20_indent" style:class="text">
      <style:paragraph-properties fo:margin-left="0cm" fo:margin-right="0cm" fo:margin-top="0cm" fo:margin-bottom="0cm" loext:contextual-spacing="false" fo:text-indent="0cm" style:auto-text-indent="false"/>
    </style:style>
    <style:style style:name="Text_20_Body.ChpStart" style:display-name="Text Body.ChpStart" style:family="paragraph" style:parent-style-name="Text_20_Body.css" style:next-style-name="First_20_line_20_indent" style:class="text">
      <style:paragraph-properties>
        <style:drop-cap style:lines="2" style:distance="0.101cm" style:style-name="Drop_20_Caps"/>
      </style:paragraph-properties>
    </style:style>
    <style:style style:name="Text_20_Body.ScnStart" style:display-name="Text Body.ScnStart" style:family="paragraph" style:parent-style-name="Text_20_Body.css" style:next-style-name="First_20_line_20_indent" style:class="text"/>
    <style:style style:name="Footnote_20_Symbol" style:display-name="Footnote Symbol" style:family="text"/>
    <style:style style:name="Page_20_Number" style:display-name="Page Number" style:family="text">
      <style:text-properties fo:font-size="10.5pt" fo:letter-spacing="0.071cm"/>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Endnote_20_Symbol" style:display-name="Endnote Symbol" style:family="text"/>
    <style:style style:name="Line_20_numbering" style:display-name="Line numbering" style:family="text">
      <style:text-properties style:font-name="Courier New1" fo:font-family="'Courier New'" style:font-style-name="Standard" style:font-family-generic="modern" style:font-pitch="fixed" fo:font-size="9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font-variant="normal" fo:text-transform="none" style:font-name="EB Garamond SC 08" fo:font-family="'EB Garamond SC 08'" style:font-style-name="Standard" style:font-family-generic="roman" style:font-pitch="variable" fo:letter-spacing="0.011cm" fo:background-color="transparent"/>
    </style:style>
    <style:style style:name="Example" style:family="text">
      <style:text-properties style:font-name="Courier New" fo:font-family="'Courier New'" style:font-family-generic="roman" style:font-pitch="fixed"/>
    </style:style>
    <style:style style:name="Drop_20_Caps" style:display-name="Drop Cap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_20_left">
      <style:text-properties fo:language="en" fo:country="US"/>
    </style:style>
    <style:style style:name="MT1" style:family="text">
      <style:text-properties fo:language="en" fo:country="US"/>
    </style:style>
    <style:page-layout style:name="Mpm1" style:page-usage="mirrored">
      <style:page-layout-properties fo:page-width="12.7cm" fo:page-height="20.32cm" style:num-format="1" style:paper-tray-name="[From printer settings]" style:print-orientation="portrait" fo:margin-top="1.499cm" fo:margin-bottom="1cm" fo:margin-left="1.7cm" fo:margin-right="1.7cm"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cm" fo:margin-top="0.499cm" style:shadow="none" style:dynamic-spacing="false"/>
      </style:footer-style>
    </style:page-layout>
    <style:page-layout style:name="Mpm2" style:page-usage="mirrored">
      <style:page-layout-properties fo:page-width="12.7cm" fo:page-height="20.32cm" style:num-format="1" style:print-orientation="portrait" fo:margin-top="1.499cm" fo:margin-bottom="3.5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2.7cm" fo:page-height="20.32cm" style:num-format="1" style:print-orientation="portrait" fo:margin-top="1.499cm" fo:margin-bottom="1cm" fo:margin-left="1.7cm" fo:margin-right="1.7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12.7cm" fo:page-height="20.32cm" style:num-format="1" style:print-orientation="portrait" fo:margin-top="1.499cm" fo:margin-bottom="1cm" fo:margin-left="1.7cm" fo:margin-right="1.7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2.7cm" fo:page-height="20.3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usage="mirrored">
      <style:page-layout-properties fo:page-width="12.7cm" fo:page-height="20.32cm" style:num-format="1" style:print-orientation="portrait" fo:margin-top="1.499cm" fo:margin-bottom="2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MP2"><text:page-number text:select-page="current">14</text:page-number></text:p>
      </style:footer>
    </style:master-page>
    <style:master-page style:name="Right_20_Page" style:display-name="Right Page" style:page-layout-name="Mpm4" style:next-style-name="Left_20_Page">
      <style:footer>
        <text:p text:style-name="Footer_20_right"><text:span text:style-name="Page_20_Number"><text:span text:style-name="MT1"><text:page-number text:select-page="current">7</text:page-number></text:span></text:span></text:p>
      </style:footer>
    </style:master-page>
    <style:master-page style:name="Envelope" style:page-layout-name="Mpm5"/>
    <style:master-page style:name="Index" style:page-layout-name="Mpm6" style:next-style-name="Standard"/>
    <style:master-page style:name="Endnote" style:page-layout-name="Mpm7"/>
    <style:master-page style:name="Schmutztitel" style:page-layout-name="Mpm8" style:next-style-name="Frontispiz"/>
    <style:master-page style:name="Frontispiz" style:page-layout-name="Mpm8" style:next-style-name="Titelblatt"/>
    <style:master-page style:name="Titelblatt" style:page-layout-name="Mpm8" style:next-style-name="Impressum"/>
    <style:master-page style:name="Impressum" style:page-layout-name="Mpm8" style:next-style-name="Right_20_Page"/>
    <style:master-page style:name="HTML"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generator>LibreOffice/7.0.6.2$Windows_X86_64 LibreOffice_project/144abb84a525d8e30c9dbbefa69cbbf2d8d4ae3b</meta:generator>
    <dc:title>Title (see: Files / Properties)</dc:title>
    <meta:creation-date>2021-06-28T09:17:18.941000000</meta:creation-date>
    <dc:language>de-DE</dc:language>
    <meta:editing-cycles>1</meta:editing-cycles>
    <meta:editing-duration>P0D</meta:editing-duration>
    <dc:subject>Novel</dc:subject>
    <meta:document-statistic meta:table-count="0" meta:image-count="0" meta:object-count="0" meta:page-count="14" meta:paragraph-count="67" meta:word-count="1557" meta:character-count="10006" meta:non-whitespace-character-count="8511"/>
    <meta:user-defined meta:name="Info 0"/>
    <meta:user-defined meta:name="Info 1"/>
    <meta:user-defined meta:name="Info 2"/>
    <meta:user-defined meta:name="Info 3"/>
  </office:meta>
</office:document-meta>
</file>